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6667b" officeooo:paragraph-rsid="0016667b"/>
    </style:style>
    <style:style style:name="P2" style:family="paragraph" style:parent-style-name="Heading_20_3">
      <style:text-properties officeooo:rsid="0016667b" officeooo:paragraph-rsid="0016667b"/>
    </style:style>
    <style:style style:name="P3" style:family="paragraph" style:parent-style-name="Subtitle">
      <style:text-properties fo:font-size="14pt" style:font-size-asian="14pt" style:font-size-complex="14pt"/>
    </style:style>
    <style:style style:name="P4" style:family="paragraph" style:parent-style-name="Text_20_body">
      <style:text-properties officeooo:rsid="0016667b" officeooo:paragraph-rsid="0016667b"/>
    </style:style>
    <style:style style:name="P5" style:family="paragraph" style:parent-style-name="Text_20_body">
      <style:text-properties officeooo:paragraph-rsid="0016667b"/>
    </style:style>
    <style:style style:name="P6" style:family="paragraph" style:parent-style-name="Text_20_body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nsformación Musical para un Videojuego</text:h>
      <text:p text:style-name="P3">Por Gonzalo Fernández Moreno Y Pablo Marcos Serrano </text:p>
      <text:p text:style-name="P6"/>
      <text:h text:style-name="P2" text:outline-level="3">INTRO:</text:h>
      <text:p text:style-name="P4">Nuestra propuesta original era la de componer música adaptativa para </text:p>
      <text:p text:style-name="P5"/>
      <text:h text:style-name="P2" text:outline-level="3">CUERPO:</text:h>
      <text:p text:style-name="P5"/>
      <text:h text:style-name="P2" text:outline-level="3">EXTRAS: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8T22:31:07.753000000</meta:creation-date>
    <dc:date>2025-05-18T22:49:08.543000000</dc:date>
    <meta:editing-duration>PT18M1S</meta:editing-duration>
    <meta:editing-cycles>1</meta:editing-cycles>
    <meta:document-statistic meta:table-count="0" meta:image-count="0" meta:object-count="0" meta:page-count="1" meta:paragraph-count="6" meta:word-count="26" meta:character-count="182" meta:non-whitespace-character-count="160"/>
    <meta:generator>LibreOffice/7.6.2.1$Windows_X86_64 LibreOffice_project/56f7684011345957bbf33a7ee678afaf4d2ba333</meta:generator>
  </office:meta>
</office:document-meta>
</file>